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db4c" officeooo:paragraph-rsid="001bdb4c"/>
    </style:style>
    <style:style style:name="P2" style:family="paragraph" style:parent-style-name="Standard">
      <style:text-properties officeooo:paragraph-rsid="001bdb4c"/>
    </style:style>
    <style:style style:name="P3" style:family="paragraph" style:parent-style-name="Standard">
      <style:text-properties fo:font-variant="normal" fo:text-transform="none" fo:color="#000000" loext:opacity="100%" style:font-name="Calibri" fo:font-size="12pt" fo:letter-spacing="normal" fo:font-style="normal" fo:font-weight="normal" officeooo:rsid="001bdb4c" officeooo:paragraph-rsid="001bdb4c"/>
    </style:style>
    <style:style style:name="T1" style:family="text">
      <style:text-properties officeooo:rsid="001bdb4c"/>
    </style:style>
    <style:style style:name="T2" style:family="text">
      <style:text-properties fo:font-variant="normal" fo:text-transform="none" fo:color="#000000" loext:opacity="100%" style:font-name="Calibri" fo:font-size="12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Calibri" fo:font-size="12pt" fo:letter-spacing="normal" fo:font-style="normal" fo:font-weight="normal" officeooo:rsid="001bdb4c"/>
    </style:style>
    <style:style style:name="T4" style:family="text">
      <style:text-properties officeooo:rsid="001c1d7f"/>
    </style:style>
    <style:style style:name="T5" style:family="text">
      <style:text-properties officeooo:rsid="001df2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wnload files from the shared SLAC directory:</text:p>
      <text:p text:style-name="P1"/>
      <text:p text:style-name="P1">1) Open FileZilla</text:p>
      <text:p text:style-name="P1">2) On host, paste: <text:a xlink:type="simple" xlink:href="sftp://rhel6-64p.slac.stanford.edu" text:style-name="Internet_20_link" text:visited-style-name="Visited_20_Internet_20_Link">sftp://rhel6-64p.slac.stanford.edu</text:a> or <text:a xlink:type="simple" xlink:href="sftp://rhel6-64.slac.stanford.edu" text:style-name="Internet_20_link" text:visited-style-name="Visited_20_Internet_20_Link">sftp://rhel6-64.slac.stanford.edu</text:a></text:p>
      <text:p text:style-name="P1">3) Usarname: ampudia</text:p>
      <text:p text:style-name="P1">4) Password: <text:span text:style-name="T4">Peyton</text:span><text:span text:style-name="T5">slac</text:span><text:span text:style-name="T4">1858$</text:span></text:p>
      <text:p text:style-name="P1">5) Port: 22</text:p>
      <text:p text:style-name="P1">6) Local host: /home/ampudia/</text:p>
      <text:p text:style-name="P2"><text:span text:style-name="T1">7) Remote host: paste the direction (e.g. </text:span><text:span text:style-name="T2">/gpfs/slac/atlas/fs1/u/timb/ubuntu/pythia8308/run</text:span><text:span text:style-name="T3">)</text:span></text:p>
      <text:p text:style-name="P3">8) Download the file (it usually goes to home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4:24:14.213777217</meta:creation-date>
    <dc:date>2023-07-31T10:43:49.329442562</dc:date>
    <meta:editing-duration>PT29M1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9" meta:word-count="48" meta:character-count="382" meta:non-whitespace-character-count="343"/>
  </office:meta>
</office:document-meta>
</file>